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520000005B1437E814.png"/>
  <manifest:file-entry manifest:media-type="image/png" manifest:full-path="Pictures/100002010000004F0000002C14E6D1D7.png"/>
  <manifest:file-entry manifest:media-type="image/png" manifest:full-path="Pictures/10000201000000420000005E9EED4D10.png"/>
  <manifest:file-entry manifest:media-type="image/png" manifest:full-path="Pictures/10000201000000400000004EBA970ADF.png"/>
  <manifest:file-entry manifest:media-type="image/png" manifest:full-path="Pictures/100002010000004800000048A47538D0.png"/>
  <manifest:file-entry manifest:media-type="image/png" manifest:full-path="Pictures/100002010000004E0000004E12575890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start"/>
      <style:text-properties fo:font-size="9pt"/>
    </style:style>
    <style:style style:name="P4" style:family="paragraph">
      <style:paragraph-properties fo:text-align="start"/>
      <style:text-properties fo:font-size="9pt" style:font-size-asian="9pt" style:font-size-complex="9pt"/>
    </style:style>
    <style:style style:name="P5" style:family="paragraph">
      <style:text-properties fo:font-size="20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.559cm" svg:height="1.559cm" svg:x="12.731cm" svg:y="1.694cm">
          <draw:image xlink:href="Pictures/100002010000004E0000004E12575890.png" xlink:type="simple" xlink:show="embed" xlink:actuate="onLoad">
            <text:p/>
          </draw:image>
        </draw:frame>
        <draw:frame draw:style-name="gr2" draw:text-style-name="P2" draw:layer="layout" svg:width="4.841cm" svg:height="2.742cm" svg:x="15.052cm" svg:y="1.694cm">
          <draw:text-box>
            <text:p text:style-name="P2">Comcast router</text:p>
            <text:p text:style-name="P2"><text:span text:style-name="T1">x.x.x.89</text:span></text:p>
            <text:p text:style-name="P2"><text:span text:style-name="T1">x.x.x.90</text:span></text:p>
            <text:p text:style-name="P2"><text:span text:style-name="T1">x.x.x.91</text:span></text:p>
            <text:p text:style-name="P2"><text:span text:style-name="T1">x.x.x.92</text:span></text:p>
            <text:p text:style-name="P2"><text:span text:style-name="T1">x.x.x.93</text:span></text:p>
          </draw:text-box>
        </draw:frame>
        <draw:frame draw:style-name="gr1" draw:text-style-name="P1" draw:layer="layout" svg:width="1.559cm" svg:height="1.559cm" svg:x="12.731cm" svg:y="5.196cm">
          <draw:image xlink:href="Pictures/100002010000004E0000004E12575890.png" xlink:type="simple" xlink:show="embed" xlink:actuate="onLoad">
            <text:p/>
          </draw:image>
        </draw:frame>
        <draw:frame draw:style-name="gr2" draw:text-style-name="P2" draw:layer="layout" svg:width="4.066cm" svg:height="2.385cm" svg:x="15.56cm" svg:y="5.45cm">
          <draw:text-box>
            <text:p text:style-name="P2">ASUS router</text:p>
            <text:p text:style-name="P2"><text:span text:style-name="T1">WAB</text:span> <text:span text:style-name="T1">x.x.x.91</text:span> </text:p>
            <text:p text:style-name="P2"><text:span text:style-name="T1">WAN x.x.x.91</text:span></text:p>
            <text:p text:style-name="P2"><text:span text:style-name="T1">LAN <text:s/>10.10.91.0/24</text:span></text:p>
          </draw:text-box>
        </draw:frame>
        <draw:frame draw:style-name="gr1" draw:text-style-name="P1" draw:layer="layout" svg:width="1.439cm" svg:height="1.439cm" svg:x="12.651cm" svg:y="8.037cm">
          <draw:image xlink:href="Pictures/100002010000004800000048A47538D0.png" xlink:type="simple" xlink:show="embed" xlink:actuate="onLoad">
            <text:p/>
          </draw:image>
        </draw:frame>
        <draw:frame draw:style-name="gr1" draw:text-style-name="P1" draw:layer="layout" svg:width="1.279cm" svg:height="1.559cm" svg:x="2.463cm" svg:y="10.173cm">
          <draw:image xlink:href="Pictures/10000201000000400000004EBA970ADF.png" xlink:type="simple" xlink:show="embed" xlink:actuate="onLoad">
            <text:p/>
          </draw:image>
        </draw:frame>
        <draw:frame draw:style-name="gr1" draw:text-style-name="P1" draw:layer="layout" svg:width="1.279cm" svg:height="1.559cm" svg:x="8.327cm" svg:y="10.273cm">
          <draw:image xlink:href="Pictures/10000201000000400000004EBA970ADF.png" xlink:type="simple" xlink:show="embed" xlink:actuate="onLoad">
            <text:p/>
          </draw:image>
        </draw:frame>
        <draw:frame draw:style-name="gr1" draw:text-style-name="P1" draw:layer="layout" svg:width="1.279cm" svg:height="1.559cm" svg:x="15.854cm" svg:y="10.308cm">
          <draw:image xlink:href="Pictures/10000201000000400000004EBA970ADF.png" xlink:type="simple" xlink:show="embed" xlink:actuate="onLoad">
            <text:p/>
          </draw:image>
        </draw:frame>
        <draw:frame draw:style-name="gr1" draw:text-style-name="P1" draw:layer="layout" svg:width="1.279cm" svg:height="1.559cm" svg:x="22.872cm" svg:y="10.16cm">
          <draw:image xlink:href="Pictures/10000201000000400000004EBA970ADF.png" xlink:type="simple" xlink:show="embed" xlink:actuate="onLoad">
            <text:p/>
          </draw:image>
        </draw:frame>
        <draw:rect draw:style-name="gr3" draw:text-style-name="P4" draw:layer="layout" svg:width="3.048cm" svg:height="2.048cm" draw:transform="skewX (-0.0073303828583748) rotate (-0.00715584993436227) translate (2.518cm 11.9cm)">
          <text:p text:style-name="P3"><text:span text:style-name="T1">Ellie 10.10.91.10</text:span></text:p>
          <text:p text:style-name="P3"><text:span text:style-name="T1">VT-x NO</text:span></text:p>
          <text:p text:style-name="P3"><text:span text:style-name="T1">suricata</text:span></text:p>
          <text:p text:style-name="P3"><text:span text:style-name="T1"/></text:p>
        </draw:rect>
        <draw:rect draw:style-name="gr3" draw:text-style-name="P4" draw:layer="layout" svg:width="3.048cm" svg:height="2.114cm" draw:transform="skewX (-0.0080285145591724) rotate (-0.00785398163515907) translate (8.336cm 11.832cm)">
          <text:p text:style-name="P3"><text:span text:style-name="T1">Thya 10.10.91.11</text:span></text:p>
          <text:p text:style-name="P3"><text:span text:style-name="T1">VT-x NO</text:span></text:p>
          <text:p text:style-name="P3"><text:span text:style-name="T1">james</text:span></text:p>
        </draw:rect>
        <draw:rect draw:style-name="gr3" draw:text-style-name="P4" draw:layer="layout" svg:width="3.048cm" svg:height="2.081cm" draw:transform="skewX (-0.0071558499331754) rotate (-0.00715584993436227) translate (15.854cm 11.867cm)">
          <text:p text:style-name="P3"><text:span text:style-name="T1">Pdee 10.10.91.12</text:span></text:p>
          <text:p text:style-name="P3"><text:span text:style-name="T1">VT-x YES</text:span></text:p>
          <text:p text:style-name="P3"><text:span text:style-name="T1">arkime</text:span></text:p>
        </draw:rect>
        <draw:rect draw:style-name="gr3" draw:text-style-name="P4" draw:layer="layout" svg:width="3.048cm" svg:height="2.478cm" draw:transform="skewX (-0.0089011791851694) rotate (-0.0089011791863556) translate (22.906cm 11.719cm)">
          <text:p text:style-name="P3"><text:span text:style-name="T1">Crtp1 10.10.91.13</text:span></text:p>
          <text:p text:style-name="P3"><text:span text:style-name="T1">VT-x YES</text:span></text:p>
          <text:p text:style-name="P3"><text:span text:style-name="T1">Tomcat</text:span></text:p>
          <text:p text:style-name="P3"><text:span text:style-name="T1"/></text:p>
          <text:p text:style-name="P3"><text:span text:style-name="T1"/></text:p>
          <text:p text:style-name="P3"><text:span text:style-name="T1"/></text:p>
        </draw:rect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.559cm" svg:height="1.559cm" svg:x="12.731cm" svg:y="1.694cm">
          <draw:image xlink:href="Pictures/100002010000004E0000004E12575890.png" xlink:type="simple" xlink:show="embed" xlink:actuate="onLoad">
            <text:p/>
          </draw:image>
        </draw:frame>
        <draw:frame draw:style-name="gr2" draw:text-style-name="P2" draw:layer="layout" svg:width="4.841cm" svg:height="2.742cm" svg:x="15.052cm" svg:y="1.694cm">
          <draw:text-box>
            <text:p text:style-name="P2">Comcast router</text:p>
            <text:p text:style-name="P2"><text:span text:style-name="T1">x.x.x.89</text:span></text:p>
            <text:p text:style-name="P2"><text:span text:style-name="T1">x.x.x.90</text:span></text:p>
            <text:p text:style-name="P2"><text:span text:style-name="T1">x.x.x.91</text:span></text:p>
            <text:p text:style-name="P2"><text:span text:style-name="T1">x.x.x.92</text:span></text:p>
            <text:p text:style-name="P2"><text:span text:style-name="T1">x.x.x.93</text:span></text:p>
          </draw:text-box>
        </draw:frame>
        <draw:frame draw:style-name="gr1" draw:text-style-name="P1" draw:layer="layout" svg:width="1.559cm" svg:height="1.559cm" svg:x="12.731cm" svg:y="5.196cm">
          <draw:image xlink:href="Pictures/100002010000004E0000004E12575890.png" xlink:type="simple" xlink:show="embed" xlink:actuate="onLoad">
            <text:p/>
          </draw:image>
        </draw:frame>
        <draw:frame draw:style-name="gr2" draw:text-style-name="P2" draw:layer="layout" svg:width="4.066cm" svg:height="2.385cm" svg:x="15.56cm" svg:y="5.45cm">
          <draw:text-box>
            <text:p text:style-name="P2">ASUS router</text:p>
            <text:p text:style-name="P2"><text:span text:style-name="T1">WAB</text:span> <text:span text:style-name="T1">x.x.x.91</text:span> </text:p>
            <text:p text:style-name="P2"><text:span text:style-name="T1">WAN x.x.x.91</text:span></text:p>
            <text:p text:style-name="P2"><text:span text:style-name="T1">LAN <text:s/>10.10.91.0/24</text:span></text:p>
          </draw:text-box>
        </draw:frame>
        <draw:frame draw:style-name="gr1" draw:text-style-name="P1" draw:layer="layout" svg:width="1.439cm" svg:height="1.439cm" svg:x="12.651cm" svg:y="8.037cm">
          <draw:image xlink:href="Pictures/100002010000004800000048A47538D0.png" xlink:type="simple" xlink:show="embed" xlink:actuate="onLoad">
            <text:p/>
          </draw:image>
        </draw:frame>
        <draw:frame draw:style-name="gr1" draw:text-style-name="P1" draw:layer="layout" svg:width="1.279cm" svg:height="1.559cm" svg:x="2.463cm" svg:y="10.173cm">
          <draw:image xlink:href="Pictures/10000201000000400000004EBA970ADF.png" xlink:type="simple" xlink:show="embed" xlink:actuate="onLoad">
            <text:p/>
          </draw:image>
        </draw:frame>
        <draw:frame draw:style-name="gr1" draw:text-style-name="P1" draw:layer="layout" svg:width="1.279cm" svg:height="1.559cm" svg:x="8.327cm" svg:y="10.273cm">
          <draw:image xlink:href="Pictures/10000201000000400000004EBA970ADF.png" xlink:type="simple" xlink:show="embed" xlink:actuate="onLoad">
            <text:p/>
          </draw:image>
        </draw:frame>
        <draw:frame draw:style-name="gr1" draw:text-style-name="P1" draw:layer="layout" svg:width="1.279cm" svg:height="1.559cm" svg:x="15.854cm" svg:y="10.308cm">
          <draw:image xlink:href="Pictures/10000201000000400000004EBA970ADF.png" xlink:type="simple" xlink:show="embed" xlink:actuate="onLoad">
            <text:p/>
          </draw:image>
        </draw:frame>
        <draw:frame draw:style-name="gr1" draw:text-style-name="P1" draw:layer="layout" svg:width="1.279cm" svg:height="1.559cm" svg:x="22.872cm" svg:y="10.16cm">
          <draw:image xlink:href="Pictures/10000201000000400000004EBA970ADF.png" xlink:type="simple" xlink:show="embed" xlink:actuate="onLoad">
            <text:p/>
          </draw:image>
        </draw:frame>
        <draw:rect draw:style-name="gr3" draw:text-style-name="P4" draw:layer="layout" svg:width="3.048cm" svg:height="4.977cm" draw:transform="skewX (-0.0176278254451394) rotate (-0.0176278254463258) translate (2.518cm 11.732cm)">
          <text:p text:style-name="P3"><text:span text:style-name="T1">Ellie 10.10.91.10</text:span></text:p>
          <text:p text:style-name="P3"><text:span text:style-name="T1"/></text:p>
          <text:p text:style-name="P3"><text:span text:style-name="T1">suricata</text:span></text:p>
          <text:p text:style-name="P3"><text:span text:style-name="T1"/></text:p>
        </draw:rect>
        <draw:rect draw:style-name="gr3" draw:text-style-name="P4" draw:layer="layout" svg:width="3.049cm" svg:height="5.129cm" draw:transform="skewX (-0.018325957145937) rotate (-0.0183259571471235) translate (8.336cm 11.832cm)">
          <text:p text:style-name="P3"><text:span text:style-name="T1">Thya 10.10.91.11</text:span></text:p>
          <text:p text:style-name="P3"><text:span text:style-name="T1"/></text:p>
          <text:p text:style-name="P3"><text:span text:style-name="T1">james</text:span></text:p>
        </draw:rect>
        <draw:rect draw:style-name="gr3" draw:text-style-name="P4" draw:layer="layout" svg:width="3.049cm" svg:height="5.346cm" draw:transform="skewX (-0.0190240888467346) rotate (-0.0190240888479212) translate (15.854cm 11.867cm)">
          <text:p text:style-name="P3"><text:span text:style-name="T1">Pdee 10.10.91.12</text:span></text:p>
          <text:p text:style-name="P3"><text:span text:style-name="T1"/></text:p>
          <text:p text:style-name="P3"><text:span text:style-name="T1">arkime</text:span></text:p>
        </draw:rect>
        <draw:rect draw:style-name="gr3" draw:text-style-name="P4" draw:layer="layout" svg:width="3.049cm" svg:height="5.744cm" draw:transform="skewX (-0.0204203522483298) rotate (-0.0204203522495166) translate (22.906cm 11.719cm)">
          <text:p text:style-name="P3"><text:span text:style-name="T1">Crtp1 10.10.91.13</text:span></text:p>
          <text:p text:style-name="P3"><text:span text:style-name="T1"/></text:p>
          <text:p text:style-name="P3"><text:span text:style-name="T1">tomcat</text:span></text:p>
        </draw:rect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1.559cm" svg:height="1.559cm" svg:x="4.231cm" svg:y="2.194cm">
          <draw:image xlink:href="Pictures/100002010000004E0000004E12575890.png" xlink:type="simple" xlink:show="embed" xlink:actuate="onLoad">
            <text:p/>
          </draw:image>
        </draw:frame>
        <draw:frame draw:style-name="gr2" draw:layer="layout" svg:width="4.841cm" svg:height="2.742cm" svg:x="6.552cm" svg:y="2.194cm">
          <draw:text-box>
            <text:p>Comcast router</text:p>
            <text:p><text:span text:style-name="T1">x.x.x.89</text:span></text:p>
            <text:p><text:span text:style-name="T1">x.x.x.90</text:span></text:p>
            <text:p><text:span text:style-name="T1">x.x.x.91</text:span></text:p>
            <text:p><text:span text:style-name="T1">x.x.x.92</text:span></text:p>
            <text:p><text:span text:style-name="T1">x.x.x.93</text:span></text:p>
          </draw:text-box>
        </draw:frame>
        <draw:frame draw:style-name="gr1" draw:text-style-name="P1" draw:layer="layout" svg:width="1.559cm" svg:height="1.559cm" svg:x="4.231cm" svg:y="6.096cm">
          <draw:image xlink:href="Pictures/100002010000004E0000004E12575890.png" xlink:type="simple" xlink:show="embed" xlink:actuate="onLoad">
            <text:p/>
          </draw:image>
        </draw:frame>
        <draw:frame draw:style-name="gr2" draw:layer="layout" svg:width="4.066cm" svg:height="2.385cm" svg:x="7.06cm" svg:y="6.35cm">
          <draw:text-box>
            <text:p>ASUS router</text:p>
            <text:p><text:span text:style-name="T1">WAB</text:span> <text:span text:style-name="T1">x.x.x.91</text:span> </text:p>
            <text:p><text:span text:style-name="T1">WAN x.x.x.91</text:span></text:p>
            <text:p><text:span text:style-name="T1">LAN <text:s/>10.10.91.0/24</text:span></text:p>
          </draw:text-box>
        </draw:frame>
        <draw:frame draw:style-name="gr1" draw:text-style-name="P1" draw:layer="layout" svg:width="1.439cm" svg:height="1.439cm" svg:x="4.651cm" svg:y="9.737cm">
          <draw:image xlink:href="Pictures/100002010000004800000048A47538D0.png" xlink:type="simple" xlink:show="embed" xlink:actuate="onLoad">
            <text:p/>
          </draw:image>
        </draw:frame>
        <draw:frame draw:style-name="gr1" draw:text-style-name="P1" draw:layer="layout" svg:width="1.279cm" svg:height="1.559cm" svg:x="4.563cm" svg:y="13.681cm">
          <draw:image xlink:href="Pictures/10000201000000400000004EBA970ADF.png" xlink:type="simple" xlink:show="embed" xlink:actuate="onLoad">
            <text:p/>
          </draw:image>
        </draw:frame>
        <draw:frame draw:style-name="gr1" draw:text-style-name="P1" draw:layer="layout" svg:width="1.279cm" svg:height="1.559cm" svg:x="7.874cm" svg:y="13.716cm">
          <draw:image xlink:href="Pictures/10000201000000400000004EBA970ADF.png" xlink:type="simple" xlink:show="embed" xlink:actuate="onLoad">
            <text:p/>
          </draw:image>
        </draw:frame>
        <draw:frame draw:style-name="gr1" draw:text-style-name="P1" draw:layer="layout" svg:width="1.279cm" svg:height="1.559cm" svg:x="13.961cm" svg:y="14.224cm">
          <draw:image xlink:href="Pictures/10000201000000400000004EBA970ADF.png" xlink:type="simple" xlink:show="embed" xlink:actuate="onLoad">
            <text:p/>
          </draw:image>
        </draw:frame>
        <draw:frame draw:style-name="gr1" draw:text-style-name="P1" draw:layer="layout" svg:width="1.279cm" svg:height="1.559cm" svg:x="17.517cm" svg:y="14.224cm">
          <draw:image xlink:href="Pictures/10000201000000400000004EBA970AD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1" draw:text-style-name="P1" draw:layer="layout" svg:width="1.559cm" svg:height="1.559cm" svg:x="3.013cm" svg:y="2.54cm">
          <draw:image xlink:href="Pictures/100002010000004E0000004E12575890.png" xlink:type="simple" xlink:show="embed" xlink:actuate="onLoad">
            <text:p/>
          </draw:image>
        </draw:frame>
        <draw:frame draw:style-name="gr1" draw:text-style-name="P1" draw:layer="layout" svg:width="1.319cm" svg:height="1.879cm" svg:x="3.253cm" svg:y="4.826cm">
          <draw:image xlink:href="Pictures/10000201000000420000005E9EED4D10.png" xlink:type="simple" xlink:show="embed" xlink:actuate="onLoad">
            <text:p/>
          </draw:image>
        </draw:frame>
        <draw:frame draw:style-name="gr1" draw:text-style-name="P1" draw:layer="layout" svg:width="1.439cm" svg:height="1.439cm" svg:x="3.048cm" svg:y="7.112cm">
          <draw:image xlink:href="Pictures/100002010000004800000048A47538D0.png" xlink:type="simple" xlink:show="embed" xlink:actuate="onLoad">
            <text:p/>
          </draw:image>
        </draw:frame>
        <draw:frame draw:style-name="gr1" draw:text-style-name="P1" draw:layer="layout" svg:width="1.579cm" svg:height="0.879cm" svg:x="2.739cm" svg:y="8.89cm">
          <draw:image xlink:href="Pictures/100002010000004F0000002C14E6D1D7.png" xlink:type="simple" xlink:show="embed" xlink:actuate="onLoad">
            <text:p/>
          </draw:image>
        </draw:frame>
        <draw:frame draw:style-name="gr1" draw:text-style-name="P1" draw:layer="layout" svg:width="1.279cm" svg:height="1.559cm" svg:x="2.702cm" svg:y="10.157cm">
          <draw:image xlink:href="Pictures/10000201000000400000004EBA970ADF.png" xlink:type="simple" xlink:show="embed" xlink:actuate="onLoad">
            <text:p/>
          </draw:image>
        </draw:frame>
        <draw:frame draw:style-name="gr1" draw:text-style-name="P1" draw:layer="layout" svg:width="1.639cm" svg:height="1.819cm" svg:x="2.54cm" svg:y="12.659cm">
          <draw:image xlink:href="Pictures/10000201000000520000005B1437E81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5-05-12T13:55:57</meta:creation-date>
    <meta:editing-duration>P1DT18H6M56S</meta:editing-duration>
    <meta:editing-cycles>3</meta:editing-cycles>
    <dc:date>2025-05-14T08:02:49</dc:date>
    <meta:generator>OpenOffice/4.1.15$Unix OpenOffice.org_project/4115m2$Build-9813</meta:generator>
    <meta:document-statistic meta:object-count="70"/>
  </office:meta>
</office:document-meta>
</file>